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 style:list-style-name="L1">
      <style:text-properties fo:font-weight="bold" officeooo:rsid="0011e7c3" officeooo:paragraph-rsid="0011e7c3" style:font-weight-asian="bold" style:font-weight-complex="bold"/>
    </style:style>
    <style:style style:name="P6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7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8" style:family="paragraph" style:parent-style-name="Standard">
      <style:text-properties fo:font-weight="bold" officeooo:rsid="0037a003" officeooo:paragraph-rsid="0037a003" style:font-weight-asian="bold" style:font-weight-complex="bold"/>
    </style:style>
    <style:style style:name="P9" style:family="paragraph" style:parent-style-name="Standard" style:list-style-name="L1">
      <style:text-properties officeooo:rsid="0011e7c3" officeooo:paragraph-rsid="0011e7c3"/>
    </style:style>
    <style:style style:name="P10" style:family="paragraph" style:parent-style-name="Standard" style:list-style-name="L1">
      <style:text-properties officeooo:rsid="001286d9" officeooo:paragraph-rsid="001286d9"/>
    </style:style>
    <style:style style:name="P11" style:family="paragraph" style:parent-style-name="Standard" style:list-style-name="L1">
      <style:text-properties officeooo:rsid="001286d9" officeooo:paragraph-rsid="0020f235"/>
    </style:style>
    <style:style style:name="P12" style:family="paragraph" style:parent-style-name="Standard" style:list-style-name="L1">
      <style:text-properties officeooo:rsid="0020f235" officeooo:paragraph-rsid="0020f235"/>
    </style:style>
    <style:style style:name="P13" style:family="paragraph" style:parent-style-name="Standard" style:list-style-name="L1">
      <style:text-properties officeooo:rsid="001a0f14" officeooo:paragraph-rsid="0020f235"/>
    </style:style>
    <style:style style:name="P14" style:family="paragraph" style:parent-style-name="Standard" style:list-style-name="L1">
      <style:text-properties officeooo:rsid="001a0f14" officeooo:paragraph-rsid="001a0f14"/>
    </style:style>
    <style:style style:name="P15" style:family="paragraph" style:parent-style-name="Standard" style:list-style-name="L1">
      <style:text-properties officeooo:rsid="0021fd4b" officeooo:paragraph-rsid="0021fd4b"/>
    </style:style>
    <style:style style:name="P16" style:family="paragraph" style:parent-style-name="Standard" style:list-style-name="L1">
      <style:text-properties officeooo:rsid="0014f387" officeooo:paragraph-rsid="0014f387"/>
    </style:style>
    <style:style style:name="P17" style:family="paragraph" style:parent-style-name="Standard" style:list-style-name="L1">
      <style:text-properties officeooo:rsid="0028a524" officeooo:paragraph-rsid="0028a524"/>
    </style:style>
    <style:style style:name="P18" style:family="paragraph" style:parent-style-name="Standard" style:list-style-name="L1">
      <style:text-properties officeooo:rsid="0028a524" officeooo:paragraph-rsid="0039372e"/>
    </style:style>
    <style:style style:name="P19" style:family="paragraph" style:parent-style-name="Standard" style:list-style-name="L1">
      <style:text-properties officeooo:rsid="0022a3ff" officeooo:paragraph-rsid="0022a3ff"/>
    </style:style>
    <style:style style:name="P20" style:family="paragraph" style:parent-style-name="Standard" style:list-style-name="L1">
      <style:text-properties officeooo:rsid="000afdba" officeooo:paragraph-rsid="000afdba"/>
    </style:style>
    <style:style style:name="P21" style:family="paragraph" style:parent-style-name="Standard" style:list-style-name="L1">
      <style:text-properties officeooo:rsid="000afdba" officeooo:paragraph-rsid="0043ead4"/>
    </style:style>
    <style:style style:name="P22" style:family="paragraph" style:parent-style-name="Standard" style:list-style-name="L1">
      <style:text-properties officeooo:rsid="0010ddec" officeooo:paragraph-rsid="0010ddec"/>
    </style:style>
    <style:style style:name="P23" style:family="paragraph" style:parent-style-name="Standard" style:list-style-name="L1">
      <style:text-properties officeooo:rsid="0010ddec" officeooo:paragraph-rsid="000e6375"/>
    </style:style>
    <style:style style:name="P24" style:family="paragraph" style:parent-style-name="Standard" style:list-style-name="L1">
      <style:text-properties officeooo:rsid="000cacfc" officeooo:paragraph-rsid="000cacfc"/>
    </style:style>
    <style:style style:name="P25" style:family="paragraph" style:parent-style-name="Standard" style:list-style-name="L1">
      <style:text-properties officeooo:rsid="000cacfc" officeooo:paragraph-rsid="0029b39a"/>
    </style:style>
    <style:style style:name="P26" style:family="paragraph" style:parent-style-name="Standard" style:list-style-name="L1">
      <style:text-properties officeooo:rsid="001a2cad" officeooo:paragraph-rsid="001a2cad"/>
    </style:style>
    <style:style style:name="P27" style:family="paragraph" style:parent-style-name="Standard" style:list-style-name="L1">
      <style:text-properties officeooo:rsid="000e6375" officeooo:paragraph-rsid="000e6375"/>
    </style:style>
    <style:style style:name="P28" style:family="paragraph" style:parent-style-name="Standard" style:list-style-name="L1">
      <style:text-properties officeooo:rsid="000e6375" officeooo:paragraph-rsid="001a2cad"/>
    </style:style>
    <style:style style:name="P29" style:family="paragraph" style:parent-style-name="Standard" style:list-style-name="L1">
      <style:text-properties officeooo:rsid="00262eea" officeooo:paragraph-rsid="00262eea"/>
    </style:style>
    <style:style style:name="P30" style:family="paragraph" style:parent-style-name="Standard" style:list-style-name="L1">
      <style:text-properties officeooo:rsid="00199dd9" officeooo:paragraph-rsid="00199dd9"/>
    </style:style>
    <style:style style:name="P31" style:family="paragraph" style:parent-style-name="Standard" style:list-style-name="L1">
      <style:text-properties officeooo:rsid="0029b39a" officeooo:paragraph-rsid="0029b39a"/>
    </style:style>
    <style:style style:name="P32" style:family="paragraph" style:parent-style-name="Standard" style:list-style-name="L1">
      <style:text-properties officeooo:rsid="001cfc80" officeooo:paragraph-rsid="001cfc80"/>
    </style:style>
    <style:style style:name="P33" style:family="paragraph" style:parent-style-name="Standard" style:list-style-name="L1">
      <style:text-properties officeooo:rsid="001cfc80" officeooo:paragraph-rsid="003bdcf1"/>
    </style:style>
    <style:style style:name="P34" style:family="paragraph" style:parent-style-name="Standard" style:list-style-name="L1">
      <style:text-properties officeooo:rsid="001f219f" officeooo:paragraph-rsid="003bdcf1"/>
    </style:style>
    <style:style style:name="P35" style:family="paragraph" style:parent-style-name="Standard" style:list-style-name="L1">
      <style:text-properties officeooo:rsid="001d0e56" officeooo:paragraph-rsid="0029b39a"/>
    </style:style>
    <style:style style:name="P36" style:family="paragraph" style:parent-style-name="Standard" style:list-style-name="L1">
      <style:text-properties officeooo:rsid="001d0e56" officeooo:paragraph-rsid="001d0e56"/>
    </style:style>
    <style:style style:name="P37" style:family="paragraph" style:parent-style-name="Standard" style:list-style-name="L1">
      <style:text-properties officeooo:rsid="001e4fdb" officeooo:paragraph-rsid="0029b39a"/>
    </style:style>
    <style:style style:name="P38" style:family="paragraph" style:parent-style-name="Standard" style:list-style-name="L1">
      <style:text-properties officeooo:rsid="001e4fdb" officeooo:paragraph-rsid="001e4fdb"/>
    </style:style>
    <style:style style:name="P39" style:family="paragraph" style:parent-style-name="Standard" style:list-style-name="L1">
      <style:text-properties officeooo:rsid="001e4fdb" officeooo:paragraph-rsid="0043c7f7"/>
    </style:style>
    <style:style style:name="P40" style:family="paragraph" style:parent-style-name="Standard" style:list-style-name="L1">
      <style:text-properties officeooo:rsid="002b8631" officeooo:paragraph-rsid="002b8631"/>
    </style:style>
    <style:style style:name="P41" style:family="paragraph" style:parent-style-name="Standard" style:list-style-name="L1">
      <style:text-properties officeooo:rsid="002a4f70" officeooo:paragraph-rsid="0043c7f7"/>
    </style:style>
    <style:style style:name="P42" style:family="paragraph" style:parent-style-name="Standard" style:list-style-name="L1">
      <style:text-properties officeooo:rsid="000746ad" officeooo:paragraph-rsid="001a2cad"/>
    </style:style>
    <style:style style:name="P43" style:family="paragraph" style:parent-style-name="Standard">
      <style:text-properties officeooo:rsid="000746ad" officeooo:paragraph-rsid="000746ad"/>
    </style:style>
    <style:style style:name="P44" style:family="paragraph" style:parent-style-name="Standard" style:list-style-name="L1">
      <style:text-properties officeooo:rsid="00344a8d" officeooo:paragraph-rsid="00344a8d"/>
    </style:style>
    <style:style style:name="P45" style:family="paragraph" style:parent-style-name="Standard" style:list-style-name="L1">
      <style:text-properties officeooo:rsid="0034aedd" officeooo:paragraph-rsid="0034aedd"/>
    </style:style>
    <style:style style:name="P46" style:family="paragraph" style:parent-style-name="Standard" style:list-style-name="L1">
      <style:text-properties officeooo:rsid="002f2133" officeooo:paragraph-rsid="002f2133"/>
    </style:style>
    <style:style style:name="P47" style:family="paragraph" style:parent-style-name="Standard" style:list-style-name="L2">
      <style:text-properties officeooo:rsid="002f2133" officeooo:paragraph-rsid="0037a003"/>
    </style:style>
    <style:style style:name="P48" style:family="paragraph" style:parent-style-name="Standard" style:list-style-name="L1">
      <style:text-properties officeooo:rsid="003514c8" officeooo:paragraph-rsid="003514c8"/>
    </style:style>
    <style:style style:name="P49" style:family="paragraph" style:parent-style-name="Standard" style:list-style-name="L2">
      <style:text-properties officeooo:rsid="00324b7e" officeooo:paragraph-rsid="0037a003"/>
    </style:style>
    <style:style style:name="P50" style:family="paragraph" style:parent-style-name="Standard" style:list-style-name="L1">
      <style:text-properties officeooo:rsid="00354170" officeooo:paragraph-rsid="0014f387"/>
    </style:style>
    <style:style style:name="P51" style:family="paragraph" style:parent-style-name="Standard" style:list-style-name="L1">
      <style:text-properties officeooo:rsid="00354170" officeooo:paragraph-rsid="0037a003"/>
    </style:style>
    <style:style style:name="P52" style:family="paragraph" style:parent-style-name="Standard" style:list-style-name="L2">
      <style:text-properties officeooo:rsid="00354170" officeooo:paragraph-rsid="0037d814"/>
    </style:style>
    <style:style style:name="P53" style:family="paragraph" style:parent-style-name="Standard" style:list-style-name="L2">
      <style:text-properties officeooo:rsid="0037d814" officeooo:paragraph-rsid="0037d814"/>
    </style:style>
    <style:style style:name="P54" style:family="paragraph" style:parent-style-name="Standard" style:list-style-name="L1">
      <style:text-properties officeooo:rsid="0037d814" officeooo:paragraph-rsid="0037d814"/>
    </style:style>
    <style:style style:name="P55" style:family="paragraph" style:parent-style-name="Standard" style:list-style-name="L1">
      <style:text-properties officeooo:rsid="0039372e" officeooo:paragraph-rsid="0039372e"/>
    </style:style>
    <style:style style:name="P56" style:family="paragraph" style:parent-style-name="Standard" style:list-style-name="L2">
      <style:text-properties officeooo:rsid="003aa30d" officeooo:paragraph-rsid="003aa30d"/>
    </style:style>
    <style:style style:name="P57" style:family="paragraph" style:parent-style-name="Standard" style:list-style-name="L1">
      <style:text-properties officeooo:rsid="003aa30d" officeooo:paragraph-rsid="003aa30d"/>
    </style:style>
    <style:style style:name="P58" style:family="paragraph" style:parent-style-name="Standard" style:list-style-name="L1">
      <style:text-properties officeooo:rsid="003bdcf1" officeooo:paragraph-rsid="003bdcf1"/>
    </style:style>
    <style:style style:name="P59" style:family="paragraph" style:parent-style-name="Standard" style:list-style-name="L1">
      <style:text-properties officeooo:rsid="003dc1fb" officeooo:paragraph-rsid="003dc1fb"/>
    </style:style>
    <style:style style:name="P60" style:family="paragraph" style:parent-style-name="Standard" style:list-style-name="L1">
      <style:text-properties officeooo:rsid="003fc4b2" officeooo:paragraph-rsid="003fc4b2"/>
    </style:style>
    <style:style style:name="P61" style:family="paragraph" style:parent-style-name="Standard" style:list-style-name="L1">
      <style:text-properties officeooo:rsid="0041930c" officeooo:paragraph-rsid="0041930c"/>
    </style:style>
    <style:style style:name="P62" style:family="paragraph" style:parent-style-name="Standard" style:list-style-name="L1">
      <style:text-properties officeooo:rsid="0041da6f" officeooo:paragraph-rsid="0041da6f"/>
    </style:style>
    <style:style style:name="P63" style:family="paragraph" style:parent-style-name="Standard" style:list-style-name="L1">
      <style:text-properties officeooo:rsid="0043c7f7" officeooo:paragraph-rsid="0043c7f7"/>
    </style:style>
    <style:style style:name="P64" style:family="paragraph" style:parent-style-name="Standard" style:list-style-name="L1">
      <style:text-properties officeooo:rsid="0043ead4" officeooo:paragraph-rsid="0043ead4"/>
    </style:style>
    <style:style style:name="P65" style:family="paragraph" style:parent-style-name="Standard" style:list-style-name="L1">
      <style:text-properties officeooo:rsid="00458a3c" officeooo:paragraph-rsid="00458a3c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7b984"/>
    </style:style>
    <style:style style:name="T7" style:family="text">
      <style:text-properties officeooo:rsid="0029b39a"/>
    </style:style>
    <style:style style:name="T8" style:family="text">
      <style:text-properties officeooo:rsid="0034aedd"/>
    </style:style>
    <style:style style:name="T9" style:family="text">
      <style:text-properties officeooo:rsid="0035295d"/>
    </style:style>
    <style:style style:name="T10" style:family="text">
      <style:text-properties officeooo:rsid="00354170"/>
    </style:style>
    <style:style style:name="T11" style:family="text">
      <style:text-properties officeooo:rsid="0037d81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bdcf1"/>
    </style:style>
    <style:style style:name="T14" style:family="text">
      <style:text-properties officeooo:rsid="003dc1fb"/>
    </style:style>
    <style:style style:name="T15" style:family="text">
      <style:text-properties officeooo:rsid="0041da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4">Qt Core</text:p>
      <text:list xml:id="list2264776844417988539" text:style-name="L1">
        <text:list-item>
          <text:p text:style-name="P5">Primer</text:p>
          <text:list>
            <text:list-item>
              <text:p text:style-name="P9">Overview of C++</text:p>
              <text:list>
                <text:list-item>
                  <text:p text:style-name="P10">History</text:p>
                </text:list-item>
                <text:list-item>
                  <text:p text:style-name="P10">Modern C++</text:p>
                </text:list-item>
                <text:list-item>
                  <text:p text:style-name="P10">Qt and C++</text:p>
                </text:list-item>
                <text:list-item>
                  <text:p text:style-name="P12">Main function</text:p>
                </text:list-item>
                <text:list-item>
                  <text:p text:style-name="P12">Standard library</text:p>
                </text:list-item>
                <text:list-item>
                  <text:p text:style-name="P12">Hello world</text:p>
                </text:list-item>
              </text:list>
            </text:list-item>
            <text:list-item>
              <text:p text:style-name="P9">Variables</text:p>
              <text:list>
                <text:list-item>
                  <text:p text:style-name="P10">Comments</text:p>
                </text:list-item>
                <text:list-item>
                  <text:p text:style-name="P10">Booleans</text:p>
                </text:list-item>
                <text:list-item>
                  <text:p text:style-name="P10">Numbers</text:p>
                </text:list-item>
                <text:list-item>
                  <text:p text:style-name="P10">Enums</text:p>
                </text:list-item>
                <text:list-item>
                  <text:p text:style-name="P10">Structs</text:p>
                </text:list-item>
              </text:list>
            </text:list-item>
            <text:list-item>
              <text:p text:style-name="P11">Pointers</text:p>
              <text:list>
                <text:list-item>
                  <text:p text:style-name="P13">Creating</text:p>
                </text:list-item>
                <text:list-item>
                  <text:p text:style-name="P13">Deleting</text:p>
                </text:list-item>
                <text:list-item>
                  <text:p text:style-name="P13">Stack vs Heap</text:p>
                </text:list-item>
                <text:list-item>
                  <text:p text:style-name="P13">Memory <text:span text:style-name="T2">management</text:span></text:p>
                </text:list-item>
              </text:list>
            </text:list-item>
            <text:list-item>
              <text:p text:style-name="P9">Flow Control</text:p>
              <text:list>
                <text:list-item>
                  <text:p text:style-name="P10">IF ELSE</text:p>
                </text:list-item>
                <text:list-item>
                  <text:p text:style-name="P15">Ternary</text:p>
                </text:list-item>
                <text:list-item>
                  <text:p text:style-name="P10">Switch</text:p>
                </text:list-item>
                <text:list-item>
                  <text:p text:style-name="P10">Do While</text:p>
                </text:list-item>
                <text:list-item>
                  <text:p text:style-name="P10">For and For Each</text:p>
                </text:list-item>
              </text:list>
            </text:list-item>
            <text:list-item>
              <text:p text:style-name="P12">Functions</text:p>
              <text:list>
                <text:list-item>
                  <text:p text:style-name="P12">Creating</text:p>
                </text:list-item>
                <text:list-item>
                  <text:p text:style-name="P12">Returning values</text:p>
                </text:list-item>
                <text:list-item>
                  <text:p text:style-name="P12">Overloading</text:p>
                </text:list-item>
                <text:list-item>
                  <text:p text:style-name="P12">By ref</text:p>
                </text:list-item>
                <text:list-item>
                  <text:p text:style-name="P12">By value</text:p>
                </text:list-item>
              </text:list>
            </text:list-item>
            <text:list-item>
              <text:p text:style-name="P9">Classes</text:p>
              <text:list>
                <text:list-item>
                  <text:p text:style-name="P16">Creating</text:p>
                </text:list-item>
                <text:list-item>
                  <text:p text:style-name="P57">Importing</text:p>
                </text:list-item>
                <text:list-item>
                  <text:p text:style-name="P16">Constructors</text:p>
                </text:list-item>
                <text:list-item>
                  <text:p text:style-name="P50">Deconstructors</text:p>
                </text:list-item>
                <text:list-item>
                  <text:p text:style-name="P16">Inheriting</text:p>
                </text:list-item>
                <text:list-item>
                  <text:p text:style-name="P16">Overriding</text:p>
                </text:list-item>
                <text:list-item>
                  <text:p text:style-name="P17">Abstract</text:p>
                </text:list-item>
              </text:list>
            </text:list-item>
            <text:list-item>
              <text:p text:style-name="P16">Scope</text:p>
              <text:list>
                <text:list-item>
                  <text:p text:style-name="P16"><text:soft-page-break/><text:span text:style-name="T4">M</text:span>ain</text:p>
                </text:list-item>
                <text:list-item>
                  <text:p text:style-name="P16"><text:span text:style-name="T4">F</text:span>unctions</text:p>
                </text:list-item>
                <text:list-item>
                  <text:p text:style-name="P16"><text:span text:style-name="T4">C</text:span>lasses</text:p>
                </text:list-item>
                <text:list-item>
                  <text:p text:style-name="P12">Global</text:p>
                </text:list-item>
              </text:list>
            </text:list-item>
            <text:list-item>
              <text:p text:style-name="P9">Error handling</text:p>
              <text:list>
                <text:list-item>
                  <text:p text:style-name="P15">Errors vs exceptions</text:p>
                </text:list-item>
                <text:list-item>
                  <text:p text:style-name="P19">Throwing </text:p>
                </text:list-item>
                <text:list-item>
                  <text:p text:style-name="P14">Try catch</text:p>
                </text:list-item>
                <text:list-item>
                  <text:p text:style-name="P14">Finally</text:p>
                </text:list-item>
                <text:list-item>
                  <text:p text:style-name="P14">Catch All</text:p>
                </text:list-item>
              </text:list>
            </text:list-item>
            <text:list-item>
              <text:p text:style-name="P59">Libraries</text:p>
              <text:list>
                <text:list-item>
                  <text:p text:style-name="P59">Creating</text:p>
                </text:list-item>
                <text:list-item>
                  <text:p text:style-name="P59">Importing</text:p>
                </text:list-item>
                <text:list-item>
                  <text:p text:style-name="P59">Using</text:p>
                </text:list-item>
              </text:list>
            </text:list-item>
          </text:list>
        </text:list-item>
        <text:list-item>
          <text:p text:style-name="P6">Beginner</text:p>
          <text:list>
            <text:list-item>
              <text:p text:style-name="P20">Qt and Qt Creator</text:p>
              <text:list>
                <text:list-item>
                  <text:p text:style-name="P22">Overview</text:p>
                </text:list-item>
                <text:list-item>
                  <text:p text:style-name="P22">Licensing</text:p>
                </text:list-item>
                <text:list-item>
                  <text:p text:style-name="P22">Downloading </text:p>
                </text:list-item>
                <text:list-item>
                  <text:p text:style-name="P22">Installing</text:p>
                </text:list-item>
                <text:list-item>
                  <text:p text:style-name="P22">Configuration</text:p>
                </text:list-item>
                <text:list-item>
                  <text:p text:style-name="P22">Kits</text:p>
                </text:list-item>
                <text:list-item>
                  <text:p text:style-name="P63">Project files</text:p>
                </text:list-item>
              </text:list>
            </text:list-item>
            <text:list-item>
              <text:p text:style-name="P24">Project Types</text:p>
              <text:list>
                <text:list-item>
                  <text:p text:style-name="P22">Console</text:p>
                </text:list-item>
                <text:list-item>
                  <text:p text:style-name="P22">Widget</text:p>
                </text:list-item>
                <text:list-item>
                  <text:p text:style-name="P22">QML</text:p>
                </text:list-item>
                <text:list-item>
                  <text:p text:style-name="P22">Library</text:p>
                </text:list-item>
                <text:list-item>
                  <text:p text:style-name="P22"><text:span text:style-name="T6">Example: </text:span>Hello World</text:p>
                </text:list-item>
              </text:list>
            </text:list-item>
            <text:list-item>
              <text:p text:style-name="P23">Common Classes</text:p>
              <text:list>
                <text:list-item>
                  <text:p text:style-name="P26">Qobject</text:p>
                </text:list-item>
                <text:list-item>
                  <text:p text:style-name="P58">Qint</text:p>
                </text:list-item>
                <text:list-item>
                  <text:p text:style-name="P27">QString</text:p>
                </text:list-item>
                <text:list-item>
                  <text:p text:style-name="P27">QDate</text:p>
                </text:list-item>
                <text:list-item>
                  <text:p text:style-name="P27">QTime</text:p>
                </text:list-item>
                <text:list-item>
                  <text:p text:style-name="P27">Q<text:span text:style-name="T1">D</text:span>ateTime</text:p>
                </text:list-item>
                <text:list-item>
                  <text:p text:style-name="P26">Q<text:span text:style-name="T10">V</text:span>ariant</text:p>
                </text:list-item>
                <text:list-item>
                  <text:p text:style-name="P29">Example: using a Q<text:span text:style-name="T13">V</text:span>ariant to store unknown data types</text:p>
                </text:list-item>
              </text:list>
            </text:list-item>
            <text:list-item>
              <text:p text:style-name="P22">Pointers</text:p>
              <text:list>
                <text:list-item>
                  <text:p text:style-name="P14"><text:span text:style-name="T5">Parent and </text:span>Child</text:p>
                </text:list-item>
                <text:list-item>
                  <text:p text:style-name="P30">QWeakPointer</text:p>
                </text:list-item>
                <text:list-item>
                  <text:p text:style-name="P30">QScopedPointer</text:p>
                </text:list-item>
                <text:list-item>
                  <text:p text:style-name="P30">Q<text:span text:style-name="T10">S</text:span>haredPointer</text:p>
                </text:list-item>
                <text:list-item>
                  <text:p text:style-name="P31">Example: Using QScopedPointer</text:p>
                </text:list-item>
              </text:list>
            </text:list-item>
            <text:list-item>
              <text:p text:style-name="P32">Collections</text:p>
              <text:list>
                <text:list-item>
                  <text:p text:style-name="P32"><text:soft-page-break/>QList</text:p>
                </text:list-item>
                <text:list-item>
                  <text:p text:style-name="P32">QSet</text:p>
                </text:list-item>
                <text:list-item>
                  <text:p text:style-name="P32">QHash</text:p>
                </text:list-item>
                <text:list-item>
                  <text:p text:style-name="P32">QMap</text:p>
                </text:list-item>
                <text:list-item>
                  <text:p text:style-name="P32">Q<text:span text:style-name="T7">L</text:span>inkedList</text:p>
                </text:list-item>
                <text:list-item>
                  <text:p text:style-name="P29">Example: Lists of objects</text:p>
                </text:list-item>
              </text:list>
            </text:list-item>
            <text:list-item>
              <text:p text:style-name="P25">File System</text:p>
              <text:list>
                <text:list-item>
                  <text:p text:style-name="P35">QDir</text:p>
                </text:list-item>
                <text:list-item>
                  <text:p text:style-name="P35">QFile</text:p>
                </text:list-item>
                <text:list-item>
                  <text:p text:style-name="P35">Q<text:span text:style-name="T3">F</text:span>ileInfo</text:p>
                </text:list-item>
                <text:list-item>
                  <text:p text:style-name="P37">Reading Files</text:p>
                </text:list-item>
                <text:list-item>
                  <text:p text:style-name="P37">Writing files</text:p>
                </text:list-item>
                <text:list-item>
                  <text:p text:style-name="P40">Appending files</text:p>
                </text:list-item>
                <text:list-item>
                  <text:p text:style-name="P40">Write modes</text:p>
                </text:list-item>
                <text:list-item>
                  <text:p text:style-name="P61">Q<text:span text:style-name="T15">F</text:span>ileSystemWatcher</text:p>
                </text:list-item>
                <text:list-item>
                  <text:p text:style-name="P62">QLockfile</text:p>
                </text:list-item>
                <text:list-item>
                  <text:p text:style-name="P37">Example: Reading files</text:p>
                </text:list-item>
              </text:list>
            </text:list-item>
          </text:list>
        </text:list-item>
        <text:list-item>
          <text:p text:style-name="P6">Intermediate</text:p>
          <text:list>
            <text:list-item>
              <text:p text:style-name="P41">Encoding data</text:p>
              <text:list>
                <text:list-item>
                  <text:p text:style-name="P41">ASCII</text:p>
                </text:list-item>
                <text:list-item>
                  <text:p text:style-name="P41">UTF-8</text:p>
                </text:list-item>
                <text:list-item>
                  <text:p text:style-name="P41">XML</text:p>
                </text:list-item>
                <text:list-item>
                  <text:p text:style-name="P41">JSON</text:p>
                </text:list-item>
                <text:list-item>
                  <text:p text:style-name="P41">Base64</text:p>
                </text:list-item>
                <text:list-item>
                  <text:p text:style-name="P39">Serializing objects</text:p>
                </text:list-item>
                <text:list-item>
                  <text:p text:style-name="P41">Example: Serialize object and load it from disk</text:p>
                </text:list-item>
              </text:list>
            </text:list-item>
            <text:list-item>
              <text:p text:style-name="P33">Signals and Slots</text:p>
              <text:list>
                <text:list-item>
                  <text:p text:style-name="P33">Creating</text:p>
                </text:list-item>
                <text:list-item>
                  <text:p text:style-name="P33">Connecting</text:p>
                </text:list-item>
                <text:list-item>
                  <text:p text:style-name="P33">Disconnecting</text:p>
                </text:list-item>
                <text:list-item>
                  <text:p text:style-name="P34">Example: Working with properties</text:p>
                </text:list-item>
              </text:list>
            </text:list-item>
            <text:list-item>
              <text:p text:style-name="P24">Design Patterns</text:p>
              <text:list>
                <text:list-item>
                  <text:p text:style-name="P36">Singleton patterns</text:p>
                </text:list-item>
                <text:list-item>
                  <text:p text:style-name="P36">Parent child</text:p>
                </text:list-item>
                <text:list-item>
                  <text:p text:style-name="P17">Factories</text:p>
                </text:list-item>
                <text:list-item>
                  <text:p text:style-name="P17">Prototypes</text:p>
                </text:list-item>
              </text:list>
            </text:list-item>
            <text:list-item>
              <text:p text:style-name="P28">Macros</text:p>
              <text:list>
                <text:list-item>
                  <text:p text:style-name="P42">QObject Macro</text:p>
                </text:list-item>
                <text:list-item>
                  <text:p text:style-name="P42">qDeleteAll</text:p>
                </text:list-item>
                <text:list-item>
                  <text:p text:style-name="P42">qDebug</text:p>
                </text:list-item>
                <text:list-item>
                  <text:p text:style-name="P42">qFill</text:p>
                </text:list-item>
                <text:list-item>
                  <text:p text:style-name="P42">qSort</text:p>
                </text:list-item>
                <text:list-item>
                  <text:p text:style-name="P42">qCopy</text:p>
                </text:list-item>
                <text:list-item>
                  <text:p text:style-name="P42">qFind</text:p>
                </text:list-item>
                <text:list-item>
                  <text:p text:style-name="P42">qSort</text:p>
                </text:list-item>
              </text:list>
            </text:list-item>
            <text:list-item>
              <text:p text:style-name="P32"><text:soft-page-break/>System</text:p>
              <text:list>
                <text:list-item>
                  <text:p text:style-name="P32">Q<text:span text:style-name="T14">S</text:span>ysInfo</text:p>
                </text:list-item>
                <text:list-item>
                  <text:p text:style-name="P59">QSettings</text:p>
                </text:list-item>
                <text:list-item>
                  <text:p text:style-name="P32">Determine OS at run time</text:p>
                </text:list-item>
                <text:list-item>
                  <text:p text:style-name="P38">Example: Run code depending on the OS</text:p>
                </text:list-item>
              </text:list>
            </text:list-item>
            <text:list-item>
              <text:p text:style-name="P38">Timer</text:p>
              <text:list>
                <text:list-item>
                  <text:p text:style-name="P38">QTimer</text:p>
                </text:list-item>
                <text:list-item>
                  <text:p text:style-name="P38">SingleShot</text:p>
                </text:list-item>
                <text:list-item>
                  <text:p text:style-name="P38">Repeating</text:p>
                </text:list-item>
                <text:list-item>
                  <text:p text:style-name="P38">Example: File watcher</text:p>
                </text:list-item>
              </text:list>
            </text:list-item>
            <text:list-item>
              <text:p text:style-name="P62">Meta Object System</text:p>
              <text:list>
                <text:list-item>
                  <text:p text:style-name="P62">QMetaObject</text:p>
                </text:list-item>
                <text:list-item>
                  <text:p text:style-name="P62">Q_ClassInfo</text:p>
                </text:list-item>
                <text:list-item>
                  <text:p text:style-name="P62">Invoke Method</text:p>
                </text:list-item>
                <text:list-item>
                  <text:p text:style-name="P62">Return Type</text:p>
                </text:list-item>
              </text:list>
            </text:list-item>
          </text:list>
        </text:list-item>
        <text:list-item>
          <text:p text:style-name="P20"><text:span text:style-name="T12">Advanced</text:span></text:p>
          <text:list>
            <text:list-item>
              <text:p text:style-name="P20">Threads</text:p>
              <text:list>
                <text:list-item>
                  <text:p text:style-name="P44">MoveToThread</text:p>
                </text:list-item>
                <text:list-item>
                  <text:p text:style-name="P44">Qthread</text:p>
                </text:list-item>
                <text:list-item>
                  <text:p text:style-name="P60">QFuture</text:p>
                </text:list-item>
                <text:list-item>
                  <text:p text:style-name="P44">QThreadPool &amp; Qrunnable</text:p>
                </text:list-item>
                <text:list-item>
                  <text:p text:style-name="P45">QConcurrence</text:p>
                </text:list-item>
                <text:list-item>
                  <text:p text:style-name="P44"><text:span text:style-name="T8">Example: </text:span>Threaded TCP Server</text:p>
                </text:list-item>
              </text:list>
            </text:list-item>
            <text:list-item>
              <text:p text:style-name="P20">Sockets</text:p>
              <text:list>
                <text:list-item>
                  <text:p text:style-name="P46">Networking fundamentals</text:p>
                </text:list-item>
                <text:list-item>
                  <text:p text:style-name="P46">TCP vs UDP</text:p>
                </text:list-item>
                <text:list-item>
                  <text:p text:style-name="P46">TCP Socket</text:p>
                </text:list-item>
                <text:list-item>
                  <text:p text:style-name="P46">TCP Server Socket</text:p>
                </text:list-item>
                <text:list-item>
                  <text:p text:style-name="P46">Q<text:span text:style-name="T15">N</text:span>etworkAccessManager</text:p>
                </text:list-item>
                <text:list-item>
                  <text:p text:style-name="P46">UDP</text:p>
                </text:list-item>
                <text:list-item>
                  <text:p text:style-name="P46">Example: <text:span text:style-name="T9">TCP – serialize object and send it to client</text:span></text:p>
                </text:list-item>
              </text:list>
            </text:list-item>
            <text:list-item>
              <text:p text:style-name="P54">Models</text:p>
            </text:list-item>
            <text:list-item>
              <text:p text:style-name="P59">Database</text:p>
            </text:list-item>
            <text:list-item>
              <text:p text:style-name="P48">Charts and Plotting</text:p>
            </text:list-item>
            <text:list-item>
              <text:p text:style-name="P18">Plugins</text:p>
              <text:list>
                <text:list-item>
                  <text:p text:style-name="P55">Creating</text:p>
                </text:list-item>
                <text:list-item>
                  <text:p text:style-name="P55">Loading</text:p>
                </text:list-item>
                <text:list-item>
                  <text:p text:style-name="P55">Using</text:p>
                </text:list-item>
              </text:list>
            </text:list-item>
          </text:list>
          <text:p text:style-name="P51"/>
        </text:list-item>
      </text:list>
      <text:p text:style-name="P2"/>
      <text:p text:style-name="P1"/>
      <text:p text:style-name="P4">Qt Widgets</text:p>
      <text:list xml:id="list110613013854352" text:continue-numbering="true" text:style-name="L1">
        <text:list-item>
          <text:p text:style-name="P21">Beginner</text:p>
          <text:list>
            <text:list-item>
              <text:p text:style-name="P65">Dialogs</text:p>
            </text:list-item>
            <text:list-item>
              <text:p text:style-name="P65">Buttons</text:p>
            </text:list-item>
            <text:list-item>
              <text:p text:style-name="P65"><text:soft-page-break/>Input</text:p>
            </text:list-item>
            <text:list-item>
              <text:p text:style-name="P65">Layouts</text:p>
            </text:list-item>
            <text:list-item>
              <text:p text:style-name="P65">Containers</text:p>
            </text:list-item>
          </text:list>
        </text:list-item>
        <text:list-item>
          <text:p text:style-name="P21">Intermediate</text:p>
          <text:list>
            <text:list-item>
              <text:p text:style-name="P65">QMainWindow</text:p>
            </text:list-item>
            <text:list-item>
              <text:p text:style-name="P64">ListviewWidget</text:p>
            </text:list-item>
            <text:list-item>
              <text:p text:style-name="P64">Listview and Model</text:p>
            </text:list-item>
            <text:list-item>
              <text:p text:style-name="P64">TreeviewWidget</text:p>
            </text:list-item>
            <text:list-item>
              <text:p text:style-name="P64">Treeview and Model</text:p>
            </text:list-item>
          </text:list>
        </text:list-item>
        <text:list-item>
          <text:p text:style-name="P21">Advanced</text:p>
        </text:list-item>
      </text:list>
      <text:p text:style-name="P2"/>
      <text:p text:style-name="P4">QML</text:p>
      <text:list xml:id="list110612616366599" text:continue-numbering="true" text:style-name="L1">
        <text:list-item>
          <text:p text:style-name="P20">Beginner</text:p>
        </text:list-item>
        <text:list-item>
          <text:p text:style-name="P20">Intermediate</text:p>
        </text:list-item>
        <text:list-item>
          <text:p text:style-name="P20">Advanced</text:p>
        </text:list-item>
      </text:list>
      <text:p text:style-name="P1"/>
      <text:p text:style-name="P4">Qt Embedded</text:p>
      <text:list xml:id="list110612852687417" text:continue-numbering="true" text:style-name="L1">
        <text:list-item>
          <text:p text:style-name="P20">Beginner</text:p>
        </text:list-item>
        <text:list-item>
          <text:p text:style-name="P20">Intermediate</text:p>
        </text:list-item>
        <text:list-item>
          <text:p text:style-name="P20">Advanced</text:p>
        </text:list-item>
      </text:list>
      <text:p text:style-name="P1"/>
      <text:p text:style-name="P8">Qt Masters – each one is a separate class</text:p>
      <text:list xml:id="list77350808377251890" text:style-name="L2">
        <text:list-item>
          <text:p text:style-name="P56">3D – Use Qt 3d Studio and Blender</text:p>
        </text:list-item>
        <text:list-item>
          <text:p text:style-name="P47">Firebase</text:p>
        </text:list-item>
        <text:list-item>
          <text:p text:style-name="P47">Boost.io</text:p>
        </text:list-item>
        <text:list-item>
          <text:p text:style-name="P49">OpenCV</text:p>
        </text:list-item>
        <text:list-item>
          <text:p text:style-name="P52"><text:span text:style-name="T11">Encryption – OpenSSL or Botan</text:span></text:p>
        </text:list-item>
        <text:list-item>
          <text:p text:style-name="P53">High performance TCP Server</text:p>
        </text:list-item>
        <text:list-item>
          <text:p text:style-name="P53">Datab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07-24T11:06:12.483331115</dc:date>
    <meta:editing-duration>PT4H6M50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5" meta:paragraph-count="202" meta:word-count="536" meta:character-count="2503" meta:non-whitespace-character-count="2357"/>
  </office:meta>
</office:document-meta>
</file>